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1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8750" calcext:value-type="float">
            <text:p>587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8750" calcext:value-type="float">
            <text:p>587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750" calcext:value-type="float">
            <text:p>587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750" calcext:value-type="float">
            <text:p>587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750" calcext:value-type="float">
            <text:p>587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750" calcext:value-type="float">
            <text:p>587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750" calcext:value-type="float">
            <text:p>587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750" calcext:value-type="float">
            <text:p>587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750" calcext:value-type="float">
            <text:p>5875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750" calcext:value-type="float">
            <text:p>587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750" calcext:value-type="float">
            <text:p>587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750" calcext:value-type="float">
            <text:p>587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8750" calcext:value-type="float">
            <text:p>587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000" calcext:value-type="float">
            <text:p>58000</text:p>
          </table:table-cell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58750" calcext:value-type="float">
            <text:p>5875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8750" calcext:value-type="float">
            <text:p>5875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8750" calcext:value-type="float">
            <text:p>58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58000" calcext:value-type="float">
            <text:p>58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8750" calcext:value-type="float">
            <text:p>5875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750" calcext:value-type="float">
            <text:p>587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8750" calcext:value-type="float">
            <text:p>5875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500" calcext:value-type="float">
            <text:p>5950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AVERAGE([.G3:.G32])" office:value-type="float" office:value="39.4333333333333" calcext:value-type="float">
            <text:p>39.433333333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2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375" calcext:value-type="float">
            <text:p>2937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375" calcext:value-type="float">
            <text:p>293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375" calcext:value-type="float">
            <text:p>2937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9375" calcext:value-type="float">
            <text:p>2937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375" calcext:value-type="float">
            <text:p>2937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375" calcext:value-type="float">
            <text:p>2937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375" calcext:value-type="float">
            <text:p>2937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375" calcext:value-type="float">
            <text:p>2937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375" calcext:value-type="float">
            <text:p>2937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375" calcext:value-type="float">
            <text:p>293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9375" calcext:value-type="float">
            <text:p>2937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375" calcext:value-type="float">
            <text:p>293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375" calcext:value-type="float">
            <text:p>293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375" calcext:value-type="float">
            <text:p>2937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375" calcext:value-type="float">
            <text:p>2937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375" calcext:value-type="float">
            <text:p>2937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9375" calcext:value-type="float">
            <text:p>29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375" calcext:value-type="float">
            <text:p>293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375" calcext:value-type="float">
            <text:p>293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375" calcext:value-type="float">
            <text:p>29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9375" calcext:value-type="float">
            <text:p>2937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9375" calcext:value-type="float">
            <text:p>293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9375" calcext:value-type="float">
            <text:p>293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375" calcext:value-type="float">
            <text:p>29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9375" calcext:value-type="float">
            <text:p>2937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9375" calcext:value-type="float">
            <text:p>293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375" calcext:value-type="float">
            <text:p>29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375" calcext:value-type="float">
            <text:p>2937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9375" calcext:value-type="float">
            <text:p>293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00" calcext:value-type="float">
            <text:p>290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375" calcext:value-type="float">
            <text:p>293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AVERAGE([.G37:.G66])" office:value-type="float" office:value="40.1" calcext:value-type="float">
            <text:p>40.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3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583" calcext:value-type="float">
            <text:p>1958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583" calcext:value-type="float">
            <text:p>1958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583" calcext:value-type="float">
            <text:p>1958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83" calcext:value-type="float">
            <text:p>1958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583" calcext:value-type="float">
            <text:p>195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583" calcext:value-type="float">
            <text:p>1958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583" calcext:value-type="float">
            <text:p>195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583" calcext:value-type="float">
            <text:p>1958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583" calcext:value-type="float">
            <text:p>1958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583" calcext:value-type="float">
            <text:p>1958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583" calcext:value-type="float">
            <text:p>1958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583" calcext:value-type="float">
            <text:p>1958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83" calcext:value-type="float">
            <text:p>1958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83" calcext:value-type="float">
            <text:p>1958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583" calcext:value-type="float">
            <text:p>1958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583" calcext:value-type="float">
            <text:p>195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583" calcext:value-type="float">
            <text:p>1958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583" calcext:value-type="float">
            <text:p>195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583" calcext:value-type="float">
            <text:p>1958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583" calcext:value-type="float">
            <text:p>1958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583" calcext:value-type="float">
            <text:p>1958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583" calcext:value-type="float">
            <text:p>195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583" calcext:value-type="float">
            <text:p>1958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583" calcext:value-type="float">
            <text:p>195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583" calcext:value-type="float">
            <text:p>1958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583" calcext:value-type="float">
            <text:p>195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583" calcext:value-type="float">
            <text:p>1958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583" calcext:value-type="float">
            <text:p>1958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583" calcext:value-type="float">
            <text:p>195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583" calcext:value-type="float">
            <text:p>1958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AVERAGE([.G70:.G99])" office:value-type="float" office:value="47.8333333333333" calcext:value-type="float">
            <text:p>47.833333333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19:51:55.153068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49:27.252650081</meta:creation-date>
    <dc:date>2018-12-14T21:52:00.627077426</dc:date>
    <meta:editing-duration>PT3H14M33S</meta:editing-duration>
    <meta:editing-cycles>40</meta:editing-cycles>
    <meta:generator>LibreOffice/5.1.6.2$Linux_X86_64 LibreOffice_project/10m0$Build-2</meta:generator>
    <meta:document-statistic meta:table-count="1" meta:cell-count="663" meta:object-count="0"/>
  </office:meta>
</office:document-meta>
</file>